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text-align="end" style:justify-single-word="false" fo:orphans="2" fo:widows="2" fo:text-indent="-0.5in" style:auto-text-indent="false" fo:break-before="page">
        <style:tab-stops>
          <style:tab-stop style:position="1.5in"/>
        </style:tab-stops>
      </style:paragraph-properties>
      <style:text-properties style:font-name="Georgia" fo:font-size="12pt" fo:font-weight="normal" officeooo:rsid="0004c431" officeooo:paragraph-rsid="0004c431" style:font-size-asian="10.5pt" style:font-weight-asian="normal" style:font-name-complex="Georgia" style:font-size-complex="12pt" style:font-weight-complex="normal"/>
    </style:style>
    <style:style style:name="P2" style:family="paragraph" style:parent-style-name="Standard">
      <style:paragraph-properties fo:margin-left="0.5in" fo:margin-right="0in" fo:line-height="150%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paragraph-rsid="000187ab" style:font-size-asian="16pt" style:font-weight-asian="bold" style:font-name-complex="Georgia" style:font-size-complex="12pt"/>
    </style:style>
    <style:style style:name="P3" style:family="paragraph" style:parent-style-name="Standard">
      <style:paragraph-properties fo:margin-left="0.5in" fo:margin-right="0in" fo:text-align="center" style:justify-single-word="false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paragraph-rsid="000187ab" style:font-size-asian="16pt" style:font-weight-asian="bold" style:font-name-complex="Georgia" style:font-size-complex="16pt"/>
    </style:style>
    <style:style style:name="P4" style:family="paragraph" style:parent-style-name="Standard">
      <style:paragraph-properties fo:margin-left="0.5in" fo:margin-right="0in" fo:text-align="center" style:justify-single-word="false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rsid="00213fa3" officeooo:paragraph-rsid="00213fa3" style:font-size-asian="16pt" style:font-weight-asian="bold" style:font-name-complex="Georgia" style:font-size-complex="16pt"/>
    </style:style>
    <style:style style:name="P5" style:family="paragraph" style:parent-style-name="Standard">
      <style:paragraph-properties fo:margin-left="0.5in" fo:margin-right="0in" fo:text-align="end" style:justify-single-word="false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2pt" fo:font-weight="normal" officeooo:rsid="0004c431" officeooo:paragraph-rsid="0004c431" style:font-size-asian="10.5pt" style:font-weight-asian="normal" style:font-name-complex="Georgia" style:font-size-complex="12pt" style:font-weight-complex="normal"/>
    </style:style>
    <style:style style:name="P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213fa3" officeooo:paragraph-rsid="00223427" style:font-weight-asian="bold" style:font-weight-complex="bold"/>
    </style:style>
    <style:style style:name="P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27f70e" officeooo:paragraph-rsid="0027f70e" style:font-weight-asian="bold" style:font-weight-complex="bold"/>
    </style:style>
    <style:style style:name="P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283445" officeooo:paragraph-rsid="00283445" style:font-weight-asian="bold" style:font-weight-complex="bold"/>
    </style:style>
    <style:style style:name="P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29faa6" officeooo:paragraph-rsid="002b8f53" style:font-weight-asian="bold" style:font-weight-complex="bold"/>
    </style:style>
    <style:style style:name="P1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2b8f53" officeooo:paragraph-rsid="002b8f53" style:font-weight-asian="bold" style:font-weight-complex="bold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2b8f53" officeooo:paragraph-rsid="002bcb74" style:font-weight-asian="bold" style:font-weight-complex="bold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2bcb74" officeooo:paragraph-rsid="002bcb74" style:font-weight-asian="bold" style:font-weight-complex="bold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226f08" officeooo:paragraph-rsid="00226f08" style:font-weight-asian="bold" style:font-weight-complex="bold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paragraph-rsid="00256547" style:font-weight-asian="bold"/>
    </style:style>
    <style:style style:name="P1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color="#cc0000" style:font-name="Georgia" fo:font-size="12pt" fo:font-weight="normal" officeooo:rsid="001b5b3b" officeooo:paragraph-rsid="002bcb74" style:font-size-asian="12pt" style:font-weight-asian="normal" style:font-name-complex="Georgia" style:font-size-complex="12pt"/>
    </style:style>
    <style:style style:name="P16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font-weight="bold" officeooo:rsid="0029faa6" officeooo:paragraph-rsid="002b8f53" style:font-weight-asian="bold" style:font-weight-complex="bold"/>
    </style:style>
    <style:style style:name="P17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font-weight="bold" officeooo:rsid="002b8f53" officeooo:paragraph-rsid="002bcb74" style:font-weight-asian="bold" style:font-weight-complex="bold"/>
    </style:style>
    <style:style style:name="P18" style:family="paragraph" style:parent-style-name="Standard">
      <style:paragraph-properties fo:margin-left="0.9846in" fo:margin-right="0in" fo:text-align="start" style:justify-single-word="false" fo:text-indent="-0.5in" style:auto-text-indent="false"/>
      <style:text-properties fo:font-weight="bold" officeooo:rsid="002c7dc2" officeooo:paragraph-rsid="002c7dc2" style:font-weight-asian="bold" style:font-weight-complex="bold"/>
    </style:style>
    <style:style style:name="P19" style:family="paragraph" style:parent-style-name="Standard">
      <style:paragraph-properties fo:margin-left="0.9846in" fo:margin-right="0in" fo:text-align="start" style:justify-single-word="false" fo:text-indent="-0.5in" style:auto-text-indent="false"/>
      <style:text-properties fo:font-weight="bold" officeooo:rsid="002e48c6" officeooo:paragraph-rsid="002e48c6" style:font-weight-asian="bold" style:font-weight-complex="bold"/>
    </style:style>
    <style:style style:name="P20" style:family="paragraph" style:parent-style-name="Standard">
      <style:paragraph-properties fo:margin-left="0.9846in" fo:margin-right="0in" fo:text-align="start" style:justify-single-word="false" fo:text-indent="-0.5in" style:auto-text-indent="false"/>
      <style:text-properties fo:font-weight="bold" officeooo:rsid="002fbf49" officeooo:paragraph-rsid="002fbf49" style:font-weight-asian="bold" style:font-weight-complex="bold"/>
    </style:style>
    <style:style style:name="P21" style:family="paragraph" style:parent-style-name="Standard">
      <style:paragraph-properties fo:margin-left="0.4925in" fo:margin-right="0in" fo:text-align="start" style:justify-single-word="false" fo:text-indent="-0.5in" style:auto-text-indent="false"/>
      <style:text-properties fo:font-weight="bold" officeooo:rsid="002c7dc2" officeooo:paragraph-rsid="002c7dc2" style:font-weight-asian="bold" style:font-weight-complex="bold"/>
    </style:style>
    <style:style style:name="P22" style:family="paragraph" style:parent-style-name="Standard">
      <style:paragraph-properties fo:margin-left="0.4925in" fo:margin-right="0in" fo:text-align="start" style:justify-single-word="false" fo:text-indent="-0.5in" style:auto-text-indent="false"/>
      <style:text-properties fo:font-weight="bold" officeooo:rsid="002fbf49" officeooo:paragraph-rsid="002fbf49" style:font-weight-asian="bold" style:font-weight-complex="bold"/>
    </style:style>
    <style:style style:name="P23" style:family="paragraph" style:parent-style-name="Standard">
      <style:paragraph-properties fo:margin-left="0.4925in" fo:margin-right="0in" fo:line-height="100%" fo:orphans="2" fo:widows="2" fo:text-indent="-0.5in" style:auto-text-indent="false">
        <style:tab-stops>
          <style:tab-stop style:position="1.5in"/>
        </style:tab-stops>
      </style:paragraph-properties>
      <style:text-properties fo:font-weight="bold" officeooo:rsid="003625b2" officeooo:paragraph-rsid="003625b2" style:font-weight-asian="bold" style:font-weight-complex="bold"/>
    </style:style>
    <style:style style:name="P24" style:family="paragraph" style:parent-style-name="Standard">
      <style:paragraph-properties fo:margin-left="1.4772in" fo:margin-right="0in" fo:text-align="start" style:justify-single-word="false" fo:text-indent="-0.5in" style:auto-text-indent="false"/>
      <style:text-properties fo:font-weight="bold" officeooo:rsid="00309f00" officeooo:paragraph-rsid="00309f00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Georgia" fo:font-size="12pt" fo:font-weight="normal" officeooo:paragraph-rsid="00213fa3" style:font-size-asian="12pt" style:font-weight-asian="normal" style:font-name-complex="Georgia" style:font-size-complex="12pt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Georgia" fo:font-size="12pt" fo:font-weight="bold" officeooo:rsid="0026708f" officeooo:paragraph-rsid="0026708f" style:font-size-asian="12pt" style:font-weight-asian="bold" style:font-name-complex="Georgia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Georgia" fo:font-size="12pt" fo:font-weight="bold" officeooo:rsid="0026708f" officeooo:paragraph-rsid="0026708f" style:font-size-asian="12pt" style:font-weight-asian="bold" style:font-name-complex="Georgia" style:font-size-complex="12pt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officeooo:paragraph-rsid="00256547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256547" officeooo:paragraph-rsid="00256547"/>
    </style:style>
    <style:style style:name="P3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Georgia" fo:font-size="12pt" fo:font-weight="bold" officeooo:rsid="00223427" officeooo:paragraph-rsid="00223427" style:font-size-asian="12pt" style:font-weight-asian="bold" style:font-name-complex="Georgia" style:font-size-complex="12pt" style:font-weight-complex="bold"/>
    </style:style>
    <style:style style:name="P3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Georgia" fo:font-size="12pt" fo:font-weight="bold" officeooo:rsid="00223bc1" officeooo:paragraph-rsid="00256547" style:font-size-asian="12pt" style:font-weight-asian="bold" style:font-name-complex="Georgia" style:font-size-complex="12pt" style:font-weight-complex="bold"/>
    </style:style>
    <style:style style:name="P3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Georgia" fo:font-size="12pt" fo:font-weight="bold" officeooo:rsid="0026708f" officeooo:paragraph-rsid="0026708f" style:font-size-asian="12pt" style:font-weight-asian="bold" style:font-name-complex="Georgia" style:font-size-complex="12pt" style:font-weight-complex="bold"/>
    </style:style>
    <style:style style:name="P3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Georgia" fo:font-size="12pt" fo:font-weight="bold" officeooo:rsid="00283445" officeooo:paragraph-rsid="0027f70e" style:font-size-asian="12pt" style:font-weight-asian="bold" style:font-name-complex="Georgia" style:font-size-complex="12pt" style:font-weight-complex="bold"/>
    </style:style>
    <style:style style:name="P3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Georgia" fo:font-size="12pt" fo:font-weight="bold" officeooo:rsid="00283445" officeooo:paragraph-rsid="00283445" style:font-size-asian="12pt" style:font-weight-asian="bold" style:font-name-complex="Georgia" style:font-size-complex="12pt" style:font-weight-complex="bold"/>
    </style:style>
    <style:style style:name="P3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Georgia" fo:font-size="12pt" fo:font-weight="bold" officeooo:rsid="0029faa6" officeooo:paragraph-rsid="0029faa6" style:font-size-asian="12pt" style:font-weight-asian="bold" style:font-name-complex="Georgia" style:font-size-complex="12pt" style:font-weight-complex="bold"/>
    </style:style>
    <style:style style:name="P3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Georgia" fo:font-size="12pt" fo:font-weight="bold" officeooo:rsid="002b8f53" officeooo:paragraph-rsid="002b8f53" style:font-size-asian="12pt" style:font-weight-asian="bold" style:font-name-complex="Georgia" style:font-size-complex="12pt" style:font-weight-complex="bold"/>
    </style:style>
    <style:style style:name="P3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Georgia" fo:font-size="12pt" fo:font-weight="bold" officeooo:rsid="002bcb74" officeooo:paragraph-rsid="002bcb74" style:font-size-asian="12pt" style:font-weight-asian="bold" style:font-name-complex="Georgia" style:font-size-complex="12pt" style:font-weight-complex="bold"/>
    </style:style>
    <style:style style:name="P38" style:family="paragraph" style:parent-style-name="Standard">
      <style:paragraph-properties fo:margin-left="0in" fo:margin-right="0in" fo:text-align="start" style:justify-single-word="false" fo:text-indent="0.5in" style:auto-text-indent="false"/>
      <style:text-properties style:font-name="Georgia" fo:font-size="12pt" fo:font-weight="normal" officeooo:paragraph-rsid="00213fa3" style:font-size-asian="12pt" style:font-weight-asian="normal" style:font-name-complex="Georgia" style:font-size-complex="12pt"/>
    </style:style>
    <style:style style:name="P39" style:family="paragraph" style:parent-style-name="Standard">
      <style:paragraph-properties fo:margin-left="0in" fo:margin-right="0in" fo:text-align="start" style:justify-single-word="false" fo:text-indent="0.5in" style:auto-text-indent="false"/>
      <style:text-properties style:font-name="Georgia" fo:font-size="12pt" fo:font-weight="bold" officeooo:rsid="00223bc1" officeooo:paragraph-rsid="00223bc1" style:font-size-asian="12pt" style:font-weight-asian="bold" style:font-name-complex="Georgia" style:font-size-complex="12pt" style:font-weight-complex="bold"/>
    </style:style>
    <style:style style:name="P40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Georgia" fo:font-size="12pt" fo:font-weight="bold" officeooo:rsid="002bcb74" officeooo:paragraph-rsid="002bcb74" style:font-size-asian="12pt" style:font-weight-asian="bold" style:font-name-complex="Georgia" style:font-size-complex="12pt" style:font-weight-complex="bold"/>
    </style:style>
    <style:style style:name="P41" style:family="paragraph" style:parent-style-name="Standard">
      <style:paragraph-properties fo:margin-left="0.5in" fo:margin-right="0in" fo:text-align="start" style:justify-single-word="false" fo:text-indent="-0.5in" style:auto-text-indent="false"/>
      <style:text-properties style:font-name="Georgia" fo:font-size="12pt" fo:font-weight="normal" officeooo:paragraph-rsid="00213fa3" style:font-size-asian="12pt" style:font-weight-asian="normal" style:font-name-complex="Georgia" style:font-size-complex="12pt"/>
    </style:style>
    <style:style style:name="P42" style:family="paragraph" style:parent-style-name="Standard">
      <style:paragraph-properties fo:margin-left="0.5in" fo:margin-right="0in" fo:line-height="150%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2pt" fo:font-weight="normal" officeooo:paragraph-rsid="00213fa3" style:font-size-asian="12pt" style:font-weight-asian="normal" style:font-name-complex="Georgia" style:font-size-complex="12pt"/>
    </style:style>
    <style:style style:name="P43" style:family="paragraph" style:parent-style-name="Standard">
      <style:paragraph-properties fo:margin-left="0.5in" fo:margin-right="0in" fo:line-height="100%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2pt" fo:font-weight="normal" officeooo:paragraph-rsid="00213fa3" style:font-size-asian="12pt" style:font-weight-asian="normal" style:font-name-complex="Georgia" style:font-size-complex="12pt"/>
    </style:style>
    <style:style style:name="P44" style:family="paragraph" style:parent-style-name="Standard">
      <style:paragraph-properties fo:margin-left="0.9846in" fo:margin-right="0in" fo:text-align="start" style:justify-single-word="false" fo:text-indent="-0.5in" style:auto-text-indent="false"/>
      <style:text-properties style:font-name="Georgia" fo:font-size="12pt" fo:font-weight="bold" officeooo:rsid="002c7dc2" officeooo:paragraph-rsid="002c7dc2" style:font-size-asian="12pt" style:font-weight-asian="bold" style:font-name-complex="Georgia" style:font-size-complex="12pt" style:font-weight-complex="bold"/>
    </style:style>
    <style:style style:name="P45" style:family="paragraph" style:parent-style-name="Standard">
      <style:paragraph-properties fo:margin-left="0.9846in" fo:margin-right="0in" fo:text-align="start" style:justify-single-word="false" fo:text-indent="-0.5in" style:auto-text-indent="false"/>
      <style:text-properties style:font-name="Georgia" fo:font-size="12pt" fo:font-weight="bold" officeooo:rsid="002e48c6" officeooo:paragraph-rsid="002e48c6" style:font-size-asian="12pt" style:font-weight-asian="bold" style:font-name-complex="Georgia" style:font-size-complex="12pt" style:font-weight-complex="bold"/>
    </style:style>
    <style:style style:name="P46" style:family="paragraph" style:parent-style-name="Standard">
      <style:paragraph-properties fo:margin-left="0.9846in" fo:margin-right="0in" fo:text-align="start" style:justify-single-word="false" fo:text-indent="-0.5in" style:auto-text-indent="false"/>
      <style:text-properties style:font-name="Georgia" fo:font-size="12pt" fo:font-weight="bold" officeooo:rsid="002e48c6" officeooo:paragraph-rsid="00309f00" style:font-size-asian="12pt" style:font-weight-asian="bold" style:font-name-complex="Georgia" style:font-size-complex="12pt" style:font-weight-complex="bold"/>
    </style:style>
    <style:style style:name="P47" style:family="paragraph" style:parent-style-name="Standard">
      <style:paragraph-properties fo:margin-left="0.9846in" fo:margin-right="0in" fo:text-align="start" style:justify-single-word="false" fo:text-indent="-0.5in" style:auto-text-indent="false"/>
      <style:text-properties style:font-name="Georgia" fo:font-size="12pt" fo:font-weight="bold" officeooo:rsid="002fbf49" officeooo:paragraph-rsid="002fbf49" style:font-size-asian="12pt" style:font-weight-asian="bold" style:font-name-complex="Georgia" style:font-size-complex="12pt" style:font-weight-complex="bold"/>
    </style:style>
    <style:style style:name="P48" style:family="paragraph" style:parent-style-name="Standard">
      <style:paragraph-properties fo:margin-left="0.9846in" fo:margin-right="0in" fo:text-align="start" style:justify-single-word="false" fo:text-indent="-0.5in" style:auto-text-indent="false"/>
      <style:text-properties style:font-name="Georgia" fo:font-size="12pt" fo:font-weight="bold" officeooo:rsid="00309f00" officeooo:paragraph-rsid="00309f00" style:font-size-asian="12pt" style:font-weight-asian="bold" style:font-name-complex="Georgia" style:font-size-complex="12pt" style:font-weight-complex="bold"/>
    </style:style>
    <style:style style:name="P49" style:family="paragraph" style:parent-style-name="Standard">
      <style:paragraph-properties fo:margin-left="0.4925in" fo:margin-right="0in" fo:line-height="100%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2pt" fo:font-weight="bold" officeooo:rsid="003625b2" officeooo:paragraph-rsid="003625b2" style:font-size-asian="12pt" style:font-weight-asian="bold" style:font-name-complex="Georgia" style:font-size-complex="12pt" style:font-weight-complex="bold"/>
    </style:style>
    <style:style style:name="P50" style:family="paragraph" style:parent-style-name="Standard">
      <style:paragraph-properties fo:margin-left="0.4925in" fo:margin-right="0in" fo:line-height="100%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2pt" fo:font-weight="bold" officeooo:rsid="00395b79" officeooo:paragraph-rsid="003625b2" style:font-size-asian="12pt" style:font-weight-asian="bold" style:font-name-complex="Georgia" style:font-size-complex="12pt" style:font-weight-complex="bold"/>
    </style:style>
    <style:style style:name="P51" style:family="paragraph" style:parent-style-name="Standard">
      <style:paragraph-properties fo:margin-left="0.4925in" fo:margin-right="0in" fo:line-height="100%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2pt" fo:font-weight="bold" officeooo:rsid="003ddd6d" officeooo:paragraph-rsid="003625b2" style:font-size-asian="12pt" style:font-weight-asian="bold" style:font-name-complex="Georgia" style:font-size-complex="12pt" style:font-weight-complex="bold"/>
    </style:style>
    <style:style style:name="P52" style:family="paragraph" style:parent-style-name="Standard">
      <style:paragraph-properties fo:margin-left="0.4925in" fo:margin-right="0in" fo:line-height="100%" fo:orphans="2" fo:widows="2" fo:text-indent="-0.5in" style:auto-text-indent="false">
        <style:tab-stops>
          <style:tab-stop style:position="1.5in"/>
        </style:tab-stops>
      </style:paragraph-properties>
      <style:text-properties fo:font-weight="bold" officeooo:rsid="003625b2" officeooo:paragraph-rsid="003625b2" style:font-weight-asian="bold" style:font-weight-complex="bold"/>
    </style:style>
    <style:style style:name="P53" style:family="paragraph" style:parent-style-name="Standard">
      <style:paragraph-properties fo:margin-left="0in" fo:margin-right="0in" fo:line-height="100%" fo:orphans="2" fo:widows="2" fo:text-indent="0in" style:auto-text-indent="false">
        <style:tab-stops>
          <style:tab-stop style:position="1.5in"/>
        </style:tab-stops>
      </style:paragraph-properties>
      <style:text-properties fo:font-weight="bold" officeooo:rsid="003625b2" officeooo:paragraph-rsid="003625b2" style:font-weight-asian="bold" style:font-weight-complex="bold"/>
    </style:style>
    <style:style style:name="P54" style:family="paragraph" style:parent-style-name="Heading_20_1">
      <style:paragraph-properties fo:text-align="start" style:justify-single-word="false" fo:keep-together="always"/>
      <style:text-properties style:font-name="Georgia" fo:font-size="12pt" fo:font-weight="normal" officeooo:paragraph-rsid="00213fa3" style:font-size-asian="12pt" style:font-weight-asian="normal" style:font-name-complex="Georgia" style:font-size-complex="12pt"/>
    </style:style>
    <style:style style:name="P55" style:family="paragraph" style:parent-style-name="Heading_20_1">
      <style:paragraph-properties fo:text-align="start" style:justify-single-word="false" fo:keep-together="always"/>
      <style:text-properties fo:color="#cc0000" style:font-name="Georgia" fo:font-size="12pt" fo:font-weight="normal" officeooo:rsid="001b5b3b" officeooo:paragraph-rsid="00213fa3" style:font-size-asian="12pt" style:font-weight-asian="normal" style:font-name-complex="Georgia" style:font-size-complex="12pt"/>
    </style:style>
    <style:style style:name="P56" style:family="paragraph" style:parent-style-name="Heading_20_1">
      <style:paragraph-properties fo:text-align="start" style:justify-single-word="false"/>
      <style:text-properties officeooo:paragraph-rsid="00213fa3"/>
    </style:style>
    <style:style style:name="P57" style:family="paragraph" style:parent-style-name="Heading_20_1">
      <style:paragraph-properties fo:margin-left="0in" fo:margin-right="0in" fo:text-align="start" style:justify-single-word="false" fo:keep-together="always" fo:text-indent="0.5in" style:auto-text-indent="false"/>
      <style:text-properties officeooo:paragraph-rsid="00213fa3"/>
    </style:style>
    <style:style style:name="P58" style:family="paragraph" style:parent-style-name="Heading_20_1">
      <style:paragraph-properties fo:margin-left="0.5in" fo:margin-right="0in" fo:text-align="start" style:justify-single-word="false" fo:keep-together="always" fo:text-indent="-0.5in" style:auto-text-indent="false"/>
      <style:text-properties style:font-name="Georgia" fo:font-size="12pt" fo:font-weight="normal" officeooo:paragraph-rsid="00213fa3" style:font-size-asian="12pt" style:font-weight-asian="normal" style:font-name-complex="Georgia" style:font-size-complex="12pt"/>
    </style:style>
    <style:style style:name="T1" style:family="text">
      <style:text-properties style:font-name="Georgia" fo:font-size="12pt" fo:font-weight="normal" style:font-size-asian="12pt" style:font-weight-asian="normal" style:font-name-complex="Georgia" style:font-size-complex="12pt"/>
    </style:style>
    <style:style style:name="T2" style:family="text">
      <style:text-properties style:font-name="Georgia" fo:font-size="12pt" fo:font-weight="normal" style:font-name-asian="Georgia" style:font-size-asian="12pt" style:font-weight-asian="normal" style:font-name-complex="Georgia" style:font-size-complex="12pt"/>
    </style:style>
    <style:style style:name="T3" style:family="text">
      <style:text-properties style:font-name="Georgia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name-complex="Georgia" style:font-size-complex="12pt"/>
    </style:style>
    <style:style style:name="T4" style:family="text">
      <style:text-properties style:font-name="Georgia" fo:font-size="12pt" fo:font-style="italic" style:font-size-asian="12pt" style:font-style-asian="italic" style:font-name-complex="Georgia" style:font-size-complex="12pt" style:font-style-complex="italic"/>
    </style:style>
    <style:style style:name="T5" style:family="text">
      <style:text-properties style:font-name="Georgia" fo:font-size="12pt" fo:font-style="italic" officeooo:rsid="002b8f53" style:font-size-asian="12pt" style:font-style-asian="italic" style:font-name-complex="Georgia" style:font-size-complex="12pt" style:font-style-complex="italic"/>
    </style:style>
    <style:style style:name="T6" style:family="text">
      <style:text-properties style:font-name="Georgia" fo:font-size="12pt" fo:font-style="italic" officeooo:rsid="002bcb74" style:font-size-asian="12pt" style:font-style-asian="italic" style:font-name-complex="Georgia" style:font-size-complex="12pt" style:font-style-complex="italic"/>
    </style:style>
    <style:style style:name="T7" style:family="text">
      <style:text-properties style:font-name="Georgia" fo:font-size="12pt" fo:font-style="italic" officeooo:rsid="003204ca" style:font-size-asian="12pt" style:font-style-asian="italic" style:font-name-complex="Georgia" style:font-size-complex="12pt" style:font-style-complex="italic"/>
    </style:style>
    <style:style style:name="T8" style:family="text">
      <style:text-properties style:font-name="Georgia" fo:font-size="12pt" fo:font-style="italic" officeooo:rsid="00359739" style:font-size-asian="12pt" style:font-style-asian="italic" style:font-name-complex="Georgia" style:font-size-complex="12pt" style:font-style-complex="italic"/>
    </style:style>
    <style:style style:name="T9" style:family="text">
      <style:text-properties style:font-name="Georgia" fo:font-size="12pt" fo:font-style="italic" officeooo:rsid="00395b79" style:font-size-asian="12pt" style:font-style-asian="italic" style:font-name-complex="Georgia" style:font-size-complex="12pt" style:font-style-complex="italic"/>
    </style:style>
    <style:style style:name="T10" style:family="text">
      <style:text-properties style:font-name="Georgia" fo:font-size="12pt" style:font-size-asian="12pt" style:font-name-complex="Georgia" style:font-size-complex="12pt"/>
    </style:style>
    <style:style style:name="T11" style:family="text">
      <style:text-properties style:font-name="Georgia" fo:font-size="12pt" officeooo:rsid="00223427" style:font-size-asian="12pt" style:font-name-complex="Georgia" style:font-size-complex="12pt"/>
    </style:style>
    <style:style style:name="T12" style:family="text">
      <style:text-properties style:font-name="Georgia" fo:font-size="12pt" officeooo:rsid="00223427" style:font-size-asian="12pt" style:font-name-complex="Georgia" style:font-size-complex="12pt" style:font-weight-complex="bold"/>
    </style:style>
    <style:style style:name="T13" style:family="text">
      <style:text-properties style:font-name="Georgia" fo:font-size="12pt" officeooo:rsid="00223bc1" style:font-size-asian="12pt" style:font-name-complex="Georgia" style:font-size-complex="12pt" style:font-weight-complex="bold"/>
    </style:style>
    <style:style style:name="T14" style:family="text">
      <style:text-properties style:font-name="Georgia" fo:font-size="12pt" officeooo:rsid="00226f08" style:font-size-asian="12pt" style:font-name-complex="Georgia" style:font-size-complex="12pt" style:font-weight-complex="bold"/>
    </style:style>
    <style:style style:name="T15" style:family="text">
      <style:text-properties style:font-name="Georgia" fo:font-size="12pt" officeooo:rsid="00256547" style:font-size-asian="12pt" style:font-name-complex="Georgia" style:font-size-complex="12pt" style:font-weight-complex="bold"/>
    </style:style>
    <style:style style:name="T16" style:family="text">
      <style:text-properties style:font-name="Georgia" fo:font-size="12pt" officeooo:rsid="00283445" style:font-size-asian="12pt" style:font-name-complex="Georgia" style:font-size-complex="12pt"/>
    </style:style>
    <style:style style:name="T17" style:family="text">
      <style:text-properties style:font-name="Georgia" fo:font-size="12pt" officeooo:rsid="0029faa6" style:font-size-asian="12pt" style:font-name-complex="Georgia" style:font-size-complex="12pt"/>
    </style:style>
    <style:style style:name="T18" style:family="text">
      <style:text-properties style:font-name="Georgia" fo:font-size="12pt" officeooo:rsid="002b8f53" style:font-size-asian="12pt" style:font-name-complex="Georgia" style:font-size-complex="12pt"/>
    </style:style>
    <style:style style:name="T19" style:family="text">
      <style:text-properties style:font-name="Georgia" fo:font-size="12pt" officeooo:rsid="002bcb74" style:font-size-asian="12pt" style:font-name-complex="Georgia" style:font-size-complex="12pt"/>
    </style:style>
    <style:style style:name="T20" style:family="text">
      <style:text-properties style:font-name="Georgia" fo:font-size="12pt" officeooo:rsid="002e48c6" style:font-size-asian="12pt" style:font-name-complex="Georgia" style:font-size-complex="12pt"/>
    </style:style>
    <style:style style:name="T21" style:family="text">
      <style:text-properties style:font-name="Georgia" fo:font-size="12pt" officeooo:rsid="002fbf49" style:font-size-asian="12pt" style:font-name-complex="Georgia" style:font-size-complex="12pt"/>
    </style:style>
    <style:style style:name="T22" style:family="text">
      <style:text-properties style:font-name="Georgia" fo:font-size="12pt" officeooo:rsid="00309f00" style:font-size-asian="12pt" style:font-name-complex="Georgia" style:font-size-complex="12pt"/>
    </style:style>
    <style:style style:name="T23" style:family="text">
      <style:text-properties style:font-name="Georgia" fo:font-size="12pt" officeooo:rsid="00318a23" style:font-size-asian="12pt" style:font-name-complex="Georgia" style:font-size-complex="12pt"/>
    </style:style>
    <style:style style:name="T24" style:family="text">
      <style:text-properties style:font-name="Georgia" fo:font-size="12pt" officeooo:rsid="003204ca" style:font-size-asian="12pt" style:font-name-complex="Georgia" style:font-size-complex="12pt"/>
    </style:style>
    <style:style style:name="T25" style:family="text">
      <style:text-properties style:font-name="Georgia" fo:font-size="12pt" officeooo:rsid="00359739" style:font-size-asian="12pt" style:font-name-complex="Georgia" style:font-size-complex="12pt"/>
    </style:style>
    <style:style style:name="T26" style:family="text">
      <style:text-properties style:font-name="Georgia" fo:font-size="12pt" officeooo:rsid="003625b2" style:font-size-asian="12pt" style:font-name-complex="Georgia" style:font-size-complex="12pt"/>
    </style:style>
    <style:style style:name="T27" style:family="text">
      <style:text-properties style:font-name="Georgia" fo:font-size="12pt" officeooo:rsid="00365b8c" style:font-size-asian="12pt" style:font-name-complex="Georgia" style:font-size-complex="12pt"/>
    </style:style>
    <style:style style:name="T28" style:family="text">
      <style:text-properties style:font-name="Georgia" fo:font-size="12pt" officeooo:rsid="00377459" style:font-size-asian="12pt" style:font-name-complex="Georgia" style:font-size-complex="12pt"/>
    </style:style>
    <style:style style:name="T29" style:family="text">
      <style:text-properties style:font-name="Georgia" fo:font-size="12pt" officeooo:rsid="00395b79" style:font-size-asian="12pt" style:font-name-complex="Georgia" style:font-size-complex="12pt"/>
    </style:style>
    <style:style style:name="T30" style:family="text">
      <style:text-properties style:font-name="Georgia" fo:font-size="12pt" officeooo:rsid="003ae320" style:font-size-asian="12pt" style:font-name-complex="Georgia" style:font-size-complex="12pt"/>
    </style:style>
    <style:style style:name="T31" style:family="text">
      <style:text-properties style:font-name="Georgia" fo:font-size="12pt" officeooo:rsid="003c535d" style:font-size-asian="12pt" style:font-name-complex="Georgia" style:font-size-complex="12pt"/>
    </style:style>
    <style:style style:name="T32" style:family="text">
      <style:text-properties style:font-name="Georgia" fo:font-size="12pt" officeooo:rsid="003ddd6d" style:font-size-asian="12pt" style:font-name-complex="Georgia" style:font-size-complex="12pt"/>
    </style:style>
    <style:style style:name="T33" style:family="text">
      <style:text-properties style:font-name="Georgia" fo:font-size="12pt" officeooo:rsid="003f0217" style:font-size-asian="12pt" style:font-name-complex="Georgia" style:font-size-complex="12pt"/>
    </style:style>
    <style:style style:name="T34" style:family="text">
      <style:text-properties style:font-name="Georgia" fo:font-size="12pt" officeooo:rsid="003f3f77" style:font-size-asian="12pt" style:font-name-complex="Georgia" style:font-size-complex="12pt"/>
    </style:style>
    <style:style style:name="T35" style:family="text">
      <style:text-properties style:font-name="Georgia" fo:font-size="12pt" officeooo:rsid="0042373b" style:font-size-asian="12pt" style:font-name-complex="Georgia" style:font-size-complex="12pt"/>
    </style:style>
    <style:style style:name="T36" style:family="text">
      <style:text-properties style:font-name="Georgia" fo:font-size="12pt" officeooo:rsid="004376d3" style:font-size-asian="12pt" style:font-name-complex="Georgia" style:font-size-complex="12pt"/>
    </style:style>
    <style:style style:name="T37" style:family="text">
      <style:text-properties style:font-name="Georgia" fo:font-size="12pt" officeooo:rsid="0048449e" style:font-size-asian="12pt" style:font-name-complex="Georgia" style:font-size-complex="12pt"/>
    </style:style>
    <style:style style:name="T38" style:family="text">
      <style:text-properties style:font-name="Georgia" fo:font-size="12pt" fo:font-weight="bold" style:font-size-asian="12pt" style:font-weight-asian="bold" style:font-name-complex="Georgia" style:font-size-complex="12pt" style:font-weight-complex="bold"/>
    </style:style>
    <style:style style:name="T39" style:family="text">
      <style:text-properties style:font-name="Georgia" fo:font-size="12pt" fo:font-weight="bold" officeooo:rsid="00256547" style:font-size-asian="12pt" style:font-weight-asian="bold" style:font-name-complex="Georgia" style:font-size-complex="12pt" style:font-weight-complex="bold"/>
    </style:style>
    <style:style style:name="T40" style:family="text">
      <style:text-properties style:font-name="Georgia" fo:font-size="12pt" fo:font-weight="bold" officeooo:rsid="0026708f" style:font-size-asian="12pt" style:font-weight-asian="bold" style:font-name-complex="Georgia" style:font-size-complex="12pt" style:font-weight-complex="bold"/>
    </style:style>
    <style:style style:name="T41" style:family="text">
      <style:text-properties style:font-name="Georgia" fo:font-size="12pt" fo:font-weight="bold" officeooo:rsid="00318a23" style:font-size-asian="12pt" style:font-weight-asian="bold" style:font-name-complex="Georgia" style:font-size-complex="12pt" style:font-weight-complex="bold"/>
    </style:style>
    <style:style style:name="T42" style:family="text">
      <style:text-properties officeooo:rsid="001f9d08"/>
    </style:style>
    <style:style style:name="T43" style:family="text">
      <style:text-properties officeooo:rsid="00213f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nald Frank</text:p>
      <text:p text:style-name="P5">Interpersonal Communication (COMM 218)</text:p>
      <text:p text:style-name="P5">D.A. Hermach</text:p>
      <text:p text:style-name="P5">Assignment: <text:span text:style-name="T42">Empathy Paper</text:span></text:p>
      <text:p text:style-name="P5">Date Due: <text:span text:style-name="T42">7</text:span>/<text:span text:style-name="T42">13</text:span>/2017</text:p>
      <text:p text:style-name="P5">Date Submitted: <text:span text:style-name="T43">7</text:span>/<text:span text:style-name="T43">13</text:span>/2017</text:p>
      <text:p text:style-name="P3"/>
      <text:p text:style-name="P3"/>
      <text:p text:style-name="P4">Empathy Paper</text:p>
      <text:p text:style-name="P4"/>
      <text:p text:style-name="P2"/>
      <text:h text:style-name="P54" text:outline-level="1">1.<text:tab/>Provide a brief description of the relationship and why you chose it. (10 points)</text:h>
      <text:p text:style-name="P25"/>
      <text:p text:style-name="P6"><text:span text:style-name="T10">Valentina is my first biological child that is being raised primarily by her grandmother (my mother). <text:s text:c="2"/>I have been fortunate enough to remain in her life; and, although a child/parent relationship exists between us, </text:span><text:span text:style-name="T11">we have a close friendship similar to siblings. <text:s/></text:span></text:p>
      <text:p text:style-name="P30"/>
      <text:p text:style-name="P14"><text:span text:style-name="T12">I chose my relationship with my firstborn because she is </text:span><text:span text:style-name="T13">a </text:span><text:span text:style-name="T12">fifteen year old sophomore in high school that </text:span><text:span text:style-name="T13">is facing adolescent/young adult challenges. <text:s text:c="4"/>She is living with the stress and real life pressure of having to achieve, while still developing physically and emotionally through adolescence. <text:s/></text:span></text:p>
      <text:p text:style-name="P31"/>
      <text:p text:style-name="P14"><text:span text:style-name="T13">Being that I love my daughter very much, </text:span><text:span text:style-name="T14">I am using this opportunity to </text:span><text:span text:style-name="T15">challenge myself to understand her thoughts and emotions in the following ways:</text:span></text:p>
      <text:list xml:id="list5713881670948314468" text:style-name="L1">
        <text:list-item>
          <text:p text:style-name="P28"><text:span text:style-name="T39">putting myself in</text:span><text:span text:style-name="T41">to</text:span><text:span text:style-name="T39"> her shoes</text:span></text:p>
        </text:list-item>
        <text:list-item>
          <text:p text:style-name="P29"><text:span text:style-name="T38">writing </text:span><text:span text:style-name="T40">an interpretation </text:span><text:span text:style-name="T38">from her </text:span><text:span text:style-name="T40">perspective</text:span></text:p>
        </text:list-item>
        <text:list-item>
          <text:p text:style-name="P26">asking for her reflection on my interpretation</text:p>
        </text:list-item>
        <text:list-item>
          <text:p text:style-name="P26">opening up a new form of communication</text:p>
        </text:list-item>
      </text:list>
      <text:p text:style-name="P27"/>
      <text:p text:style-name="P32">Ultimately, I chose Valentina to show her that I care about her feelings, and try my best to relate.</text:p>
      <text:p text:style-name="P27"/>
      <text:h text:style-name="P54" text:outline-level="1">2.<text:tab/>Identify the issue (situation) with which you are attempting to empathize.</text:h>
      <text:h text:style-name="P57" text:outline-level="1"><text:span text:style-name="T2"><text:s/></text:span><text:span text:style-name="T1">(10 points)</text:span></text:h>
      <text:p text:style-name="P38"/>
      <text:p text:style-name="P39">The situation in which I am trying to empathize is receiving a “B” grade in </text:p>
      <text:p text:style-name="P13"><text:span text:style-name="T10">freshman Geometry. <text:s/>This is the first grade received for any high school class that was less than an “A”. <text:s text:c="2"/>The stigma of finishing high school without a “4.0” is now a reality – </text:span><text:span text:style-name="T4">a blemish of character and a mark of underachievement</text:span><text:span text:style-name="T10">. <text:s/>I now have to cope and move on.</text:span></text:p>
      <text:h text:style-name="P55" text:outline-level="1"/>
      <text:h text:style-name="P54" text:outline-level="1"/>
      <text:p text:style-name="P25"/>
      <text:h text:style-name="P56" text:outline-level="1"><text:soft-page-break/><text:span text:style-name="T1"/></text:h>
      <text:h text:style-name="P56" text:outline-level="1"><text:span text:style-name="T1">3.<text:tab/>Describe </text:span><text:span text:style-name="T3">in first person</text:span><text:span text:style-name="T1"> how the other person views that issue. (15 points)</text:span></text:h>
      <text:p text:style-name="P25"/>
      <text:p text:style-name="P7"><text:span text:style-name="T10">Oh snap, I got a “B”. <text:s/>I really feel the grade that I received is unfair because I had an “A” for practically the whole semester, up until Mr. </text:span><text:span text:style-name="T16">Hellwege got sick. <text:s/>Then the sub, Ms. Sanesi, came in and she didn’t care about us students or teaching the class. <text:s/>I literally taught myself!</text:span></text:p>
      <text:p text:style-name="P33"/>
      <text:p text:style-name="P8"><text:span text:style-name="T10">Of course my dad doesn’t understand. <text:s/>He is going to say that there is no excuse for under performing, and that I should find a way to achieve in any situation or environment. <text:s/>He’s going to attribute the “B” to my work ethic or lack thereof. <text:s text:c="2"/>I know that he is not mad at me or disappointed in me. <text:s/>If anything he tells me </text:span><text:span text:style-name="T17">t</text:span><text:span text:style-name="T10">hat I should treat this situation as a learning experience, </text:span><text:span text:style-name="T17">and grow from it</text:span><text:span text:style-name="T10">. <text:s/></text:span></text:p>
      <text:p text:style-name="P34"/>
      <text:p text:style-name="P8"><text:span text:style-name="T10">Gma, on the other hand, </text:span><text:span text:style-name="T17">blames my social life and social media for the “B”.</text:span></text:p>
      <text:p text:style-name="P35">I am really not all that into social media; at least not as much as gma thinks. <text:s/>I value my friends and “streaks” on instagram and snapchat, but really don’t put in that much effort into those relationships. <text:s/></text:p>
      <text:p text:style-name="P35"/>
      <text:p text:style-name="P9"><text:span text:style-name="T10">What people don’t realize is that I am the most hurt by the “B”. <text:s/>I really wanted to finish high school with a perfect “4.0”. <text:s/>I look up to my peers with the “4.0”. <text:s/>During high school district swimming finals, </text:span><text:span text:style-name="T18">how is the announcer going to introduce me? <text:s/></text:span></text:p>
      <text:p text:style-name="P36"/>
      <text:p text:style-name="P16"><text:span text:style-name="T19">– </text:span><text:span text:style-name="T5">“Swimming in lane 4 is Valentina Cervantes–Frank, a </text:span><text:span text:style-name="T7">s</text:span><text:span text:style-name="T5">ophomore at Sheldon High School with less than a 4.0 – who will work at Mc Donald’s for the rest of her post </text:span><text:span text:style-name="T7">h</text:span><text:span text:style-name="T5">igh </text:span><text:span text:style-name="T7">s</text:span><text:span text:style-name="T5">chool life!”</text:span></text:p>
      <text:p text:style-name="P36"/>
      <text:p text:style-name="P36">My grandmother tells me that colleges will only look at applicants with a GPA of 3.85 or higher. <text:s/>She also tells me that I will need to get scholarships and/or financial aid/student loans to attend college. <text:s/></text:p>
      <text:p text:style-name="P36"/>
      <text:p text:style-name="P10"><text:span text:style-name="T10">I feel a lot of pressure to succeed! <text:s/>I work very hard –</text:span><text:span text:style-name="T36"> </text:span><text:span text:style-name="T4">even though my family doesn’t think so</text:span><text:span text:style-name="T10">. <text:s/>My dad says I live a life of privilege, but he doesn’t understand what I go through. <text:s/></text:span></text:p>
      <text:p text:style-name="P36"/>
      <text:p text:style-name="P11"><text:span text:style-name="T10">I wish my mother was still alive. <text:s/>She valued my happiness over achievement. <text:s/>I know she </text:span><text:span text:style-name="T19">would say something silly like </text:span></text:p>
      <text:p text:style-name="P37"><text:tab/></text:p>
      <text:p text:style-name="P17"><text:span text:style-name="T19">– </text:span><text:span text:style-name="T6">“yeah, Geometry is tough with all those shapes and stuff”</text:span></text:p>
      <text:p text:style-name="P40"/>
      <text:p text:style-name="P12"><text:span text:style-name="T10">Then she would ask me about boys, and tell me stories about her </text:span><text:span text:style-name="T24">h</text:span><text:span text:style-name="T10">igh </text:span><text:span text:style-name="T24">s</text:span><text:span text:style-name="T10">chool days.</text:span></text:p>
      <text:p text:style-name="P37"/>
      <text:p text:style-name="P37">My friends really help me cope with the situation. <text:s/>I know life will go on. <text:s/>And I will stay on top of academic grades for the remainder of my education.</text:p>
      <text:p text:style-name="P37"/>
      <text:p text:style-name="P37"><text:soft-page-break/></text:p>
      <text:p text:style-name="P15"/>
      <text:h text:style-name="P58" text:outline-level="1">4.<text:tab/>Provide a description of the interaction in which you asked your chosen person for his/her feedback on your first-person description. <text:s/>(5 points)</text:h>
      <text:p text:style-name="P41"/>
      <text:p text:style-name="P44">I allowed my daughter to read my interpretation of her view of the </text:p>
      <text:p text:style-name="P44">situation in private; then, asked her for feedback. <text:s/>Her initial reaction was</text:p>
      <text:p text:style-name="P44">that my interpretation was “basically spot on”. <text:s/>Furthermore, she said that </text:p>
      <text:p text:style-name="P18"><text:span text:style-name="T10">some parts sounded like that she had written </text:span><text:span text:style-name="T27">the description</text:span><text:span text:style-name="T10"> herself.</text:span></text:p>
      <text:p text:style-name="P44"/>
      <text:p text:style-name="P21"><text:span text:style-name="T10"><text:s text:c="12"/>After further discussion, </text:span><text:span text:style-name="T20">she </text:span><text:span text:style-name="T27">explained</text:span><text:span text:style-name="T20"> that my </text:span><text:span text:style-name="T33">description</text:span><text:span text:style-name="T20"> of how </text:span><text:span text:style-name="T27">she felt that </text:span><text:span text:style-name="T22">I</text:span><text:span text:style-name="T20"> felt toward the situation wasn’t exactly correct. <text:s/>She said that she knew that I wasn’t mad. <text:s/></text:span><text:span text:style-name="T23">H</text:span><text:span text:style-name="T20">er takeaway </text:span><text:span text:style-name="T23">of the situation </text:span><text:span text:style-name="T20">was that I instructed her to learn the skill of self teaching. <text:s/>I wanted her to know that it wasn’t the end of the world, and that she needs to learn how to thrive in any situation without having excuses.</text:span></text:p>
      <text:p text:style-name="P45"/>
      <text:p text:style-name="P45">My firstborn explained to me that her grandmother made her feel “bad”, </text:p>
      <text:p text:style-name="P45">and that her grandmother attributed her having a boyfriend and </text:p>
      <text:p text:style-name="P19"><text:span text:style-name="T10">social interactions for </text:span><text:span text:style-name="T22">the “B”</text:span><text:span text:style-name="T10">.</text:span></text:p>
      <text:p text:style-name="P45"/>
      <text:p text:style-name="P45">She revealed that she feels that her grandmother was more hurt by the “B”</text:p>
      <text:p text:style-name="P19"><text:span text:style-name="T10">than she was. <text:s/></text:span><text:span text:style-name="T21">Also, she expressed that she didn’t think that she would </text:span></text:p>
      <text:p text:style-name="P20"><text:span text:style-name="T10">finish high school with </text:span><text:span text:style-name="T22">a </text:span><text:span text:style-name="T10">4.0. <text:s/>In her mind, she </text:span><text:span text:style-name="T24">is</text:span><text:span text:style-name="T10"> striving for a 3.9 or </text:span></text:p>
      <text:p text:style-name="P47">better.</text:p>
      <text:p text:style-name="P47"/>
      <text:p text:style-name="P20"><text:span text:style-name="T10">She opened up about the pressure she feels as </text:span><text:span text:style-name="T26">a </text:span><text:span text:style-name="T10">result of being held to a</text:span></text:p>
      <text:p text:style-name="P47">certain standard of achievement to emulate her aunt’s career of being a </text:p>
      <text:p text:style-name="P22"><text:span text:style-name="T10"><text:s text:c="12"/>Pysch Nurse </text:span><text:span text:style-name="T25">Practitioner.</text:span><text:span text:style-name="T10"> <text:s/>She admitted that she doesn’t work as hard as she could </text:span><text:span text:style-name="T22">in her classes</text:span><text:span text:style-name="T10">. <text:s/>Her strategy for success is to </text:span><text:span text:style-name="T22">do </text:span><text:span text:style-name="T10">the least amount of wor</text:span><text:span text:style-name="T22">k </text:span><text:span text:style-name="T10">possible in a class to achieve an “A”; </text:span><text:span text:style-name="T23">h</text:span><text:span text:style-name="T10">owever, she put </text:span><text:span text:style-name="T22">forth </text:span><text:span text:style-name="T10">more effort into Geometry than any other class, and still got a “B”.</text:span></text:p>
      <text:p text:style-name="P47"/>
      <text:p text:style-name="P22"><text:span text:style-name="T10"><text:s text:c="12"/>She does miss her mom, and admitted that she could have used her </text:span><text:span text:style-name="T26">mom’s </text:span><text:span text:style-name="T10">light heartedness to help her cope with </text:span><text:span text:style-name="T23">the </text:span><text:span text:style-name="T10">situation. <text:s/></text:span><text:span text:style-name="T22">She explained that she ranted on social media. <text:s/>Her feedback from her friends was positive </text:span></text:p>
      <text:p text:style-name="P48"/>
      <text:p text:style-name="P24"><text:span text:style-name="T10">– </text:span><text:span text:style-name="T4">i.e. <text:s/>“you’re still the smartest person I know”, “it’s only </text:span><text:span text:style-name="T8">one</text:span><text:span text:style-name="T4"> B”, “it will all even out in the end”</text:span></text:p>
      <text:p text:style-name="P46"/>
      <text:p text:style-name="P48">It made her realize that a “B” is not the end of the world.</text:p>
      <text:p text:style-name="P41"/>
      <text:p text:style-name="P42"/>
      <text:p text:style-name="P42"/>
      <text:p text:style-name="P42"/>
      <text:p text:style-name="P42"/>
      <text:p text:style-name="P42"/>
      <text:p text:style-name="P43"><text:soft-page-break/>5<text:tab/>Describe how your attempt to empathize changed the way you might relate to that other person. <text:s/>(10 points)</text:p>
      <text:p text:style-name="P49"><text:tab/></text:p>
      <text:p text:style-name="P23"><text:span text:style-name="T10"><text:tab/>My attempt to empathize with my daughter </text:span><text:span text:style-name="T27">changed the way </text:span><text:span text:style-name="T32">that </text:span><text:span text:style-name="T27">I might relate to her by </text:span><text:span text:style-name="T29">making me </text:span><text:span text:style-name="T35">more </text:span><text:span text:style-name="T29">aware of her true feelings</text:span><text:span text:style-name="T27">; </text:span><text:span text:style-name="T28">thus,</text:span><text:span text:style-name="T27"> </text:span><text:span text:style-name="T28">creating self-motivation to become a better active listener </text:span><text:span text:style-name="T31">in our relationship</text:span><text:span text:style-name="T27">. <text:s/>I </text:span><text:span text:style-name="T28">learned that my assertion of advice was not the best response style. <text:s/>I remember our initial conversation about the “B”. <text:s/>Reflecting on the situation, I would have been </text:span><text:span text:style-name="T29">a better dad and friend to respond with a supportive message. <text:s/>It really shocked me that her take away was that I wanted her to practice “self teaching”. <text:s/>My intended message was – “</text:span><text:span text:style-name="T9">it’s not the end of the world</text:span><text:span text:style-name="T29">”. <text:s/>Instead, she found that support from social media and her friends.</text:span></text:p>
      <text:p text:style-name="P50"/>
      <text:p text:style-name="P23"><text:span text:style-name="T29"><text:tab/>I also learned that my vicarious assumptions of her attitude toward schooling was wrong! <text:s/>I had to really bite my tongue when she told me that she </text:span><text:span text:style-name="T30">exerts </text:span><text:span text:style-name="T29">bare</text:span><text:span text:style-name="T30">-minimum effort to achieve “A’s” in her classes. <text:s/>I was about to offer a whole lot of ADVICE, but I relied on empathy to take her perspective. <text:s/></text:span><text:span text:style-name="T31">High school and adolescence is a period in life in which many physiological and psychological aspects change </text:span><text:span text:style-name="T32">– persons of this age search for supportive relationships – and I want to be my daughter’s support. <text:s/></text:span><text:span text:style-name="T33">She is a very talented young lady with a maturity and level of emotional intelligence well beyond her years. <text:s/>But I have to </text:span><text:span text:style-name="T34">be able to relate without judgment to truly empathize and connect </text:span><text:span text:style-name="T36">with her </text:span><text:span text:style-name="T34">on a supportive level.</text:span></text:p>
      <text:p text:style-name="P51"/>
      <text:p text:style-name="P23"><text:span text:style-name="T32"><text:tab/></text:span><text:span text:style-name="T37">The most important change that I need to implement is to not make the <text:s/>assumption that I know what my daughter feels because I have gone through adolescence. <text:s text:c="2"/>She is a unique individual with her own set of values and beliefs that is growing up in a different time than I. <text:s/>If I want to truly empathize with her, I need to challenge myself to understand her as a person before I try to understand the situation. <text:s/>And above all else be supportive.</text:span></text:p>
      <text:p text:style-name="P53"><text:span text:style-name="T3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orphans="2" fo:widows="2" fo:keep-with-next="always"/>
      <style:text-properties style:font-name="Garamond" fo:font-family="Garamond" style:font-family-generic="roman" style:font-pitch="variable" fo:font-size="14pt" fo:font-weight="bold" style:font-size-asian="14pt" style:font-weight-asian="bold" style:font-name-complex="Garamond" style:font-family-complex="Garamond" style:font-family-generic-complex="roman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1:03:52.661000000</meta:creation-date>
    <dc:date>2017-07-13T07:52:53.900000000</dc:date>
    <meta:editing-duration>PT10H28M7S</meta:editing-duration>
    <meta:editing-cycles>13</meta:editing-cycles>
    <meta:generator>LibreOffice/5.2.3.3$Windows_x86 LibreOffice_project/d54a8868f08a7b39642414cf2c8ef2f228f780cf</meta:generator>
    <meta:document-statistic meta:table-count="0" meta:image-count="0" meta:object-count="0" meta:page-count="4" meta:paragraph-count="58" meta:word-count="1420" meta:character-count="7988" meta:non-whitespace-character-count="6495"/>
  </office:meta>
</office:document-meta>
</file>